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71cm" fo:min-width="2.41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2.4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14cm" fo:min-width="1.56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3cm" fo:min-width="4.26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objectwithoutfill">
      <style:graphic-properties draw:marker-end="Arrowheads_20_14" draw:marker-end-width="0.3cm" draw:fill="none" draw:textarea-vertical-align="middle"/>
    </style:style>
    <style:style style:name="gr18" style:family="graphic" style:parent-style-name="objectwithoutfill">
      <style:graphic-properties draw:marker-end="Arrowheads_20_15" draw:marker-end-width="0.3cm" draw:fill="none" draw:textarea-vertical-align="middle"/>
    </style:style>
    <style:style style:name="gr19" style:family="graphic" style:parent-style-name="objectwithoutfill">
      <style:graphic-properties draw:marker-end="Arrowheads_20_16" draw:marker-end-width="0.3cm" draw:fill="none" draw:textarea-vertical-align="middle"/>
    </style:style>
    <style:style style:name="gr20" style:family="graphic" style:parent-style-name="objectwithoutfill">
      <style:graphic-properties draw:marker-end="Arrowheads_20_17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5cm" fo:min-width="3.8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3.69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35cm" fo:min-width="2.899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35cm" fo:min-width="2.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35cm" fo:min-width="2.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55cm" fo:min-width="4.298cm"/>
      <style:paragraph-properties style:writing-mode="lr-tb"/>
    </style:style>
    <style:style style:name="gr29" style:family="graphic" style:parent-style-name="objectwithoutfill">
      <style:graphic-properties draw:marker-end="Arrowheads_20_18" draw:marker-end-width="0.3cm" draw:fill="none" draw:textarea-vertical-align="middle"/>
    </style:style>
    <style:style style:name="gr30" style:family="graphic" style:parent-style-name="objectwithoutfill">
      <style:graphic-properties draw:marker-end="Arrowheads_20_20" draw:marker-end-width="0.3cm" draw:fill="none" draw:textarea-vertical-align="middle"/>
    </style:style>
    <style:style style:name="gr31" style:family="graphic" style:parent-style-name="objectwithoutfill">
      <style:graphic-properties draw:marker-end="Arrowheads_20_21" draw:marker-end-width="0.3cm" draw:fill="none" draw:textarea-vertical-align="middle"/>
    </style:style>
    <style:style style:name="gr32" style:family="graphic" style:parent-style-name="objectwithoutfill">
      <style:graphic-properties draw:marker-end="Arrowheads_20_22" draw:marker-end-width="0.3cm" draw:fill="none" draw:textarea-vertical-align="middle"/>
    </style:style>
    <style:style style:name="gr33" style:family="graphic" style:parent-style-name="objectwithoutfill">
      <style:graphic-properties draw:marker-end="Arrowheads_20_23" draw:marker-end-width="0.3cm" draw:fill="none" draw:textarea-vertical-align="middle"/>
    </style:style>
    <style:style style:name="gr34" style:family="graphic" style:parent-style-name="objectwithoutfill">
      <style:graphic-properties draw:marker-end="Arrowheads_20_24" draw:marker-end-width="0.3cm" draw:fill="none" draw:textarea-vertical-align="middle"/>
    </style:style>
    <style:style style:name="gr35" style:family="graphic" style:parent-style-name="objectwithoutfill">
      <style:graphic-properties draw:marker-end="Arrowheads_20_25" draw:marker-end-width="0.3cm" draw:fill="none" draw:textarea-vertical-align="middle"/>
    </style:style>
    <style:style style:name="gr36" style:family="graphic" style:parent-style-name="objectwithoutfill">
      <style:graphic-properties draw:marker-end="Arrowheads_20_26" draw:marker-end-width="0.3cm" draw:fill="none" draw:textarea-vertical-align="middle"/>
    </style:style>
    <style:style style:name="gr37" style:family="graphic" style:parent-style-name="objectwithoutfill">
      <style:graphic-properties draw:marker-end="Arrowheads_20_27" draw:marker-end-width="0.3cm" draw:fill="none" draw:textarea-vertical-align="middle"/>
    </style:style>
    <style:style style:name="gr38" style:family="graphic" style:parent-style-name="objectwithoutfill">
      <style:graphic-properties draw:marker-end="Arrowheads_20_31" draw:marker-end-width="0.3cm" draw:fill="none" draw:textarea-vertical-align="middle"/>
    </style:style>
    <style:style style:name="gr39" style:family="graphic" style:parent-style-name="objectwithoutfill">
      <style:graphic-properties draw:marker-end="Arrowheads_20_3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27cm" svg:height="2.857cm" svg:x="2.27cm" svg:y="2.27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4.127cm" svg:height="2.857cm" svg:x="30.845cm" svg:y="2.27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762cm" svg:height="2.54cm" svg:x="1.635cm" svg:y="7.032cm">
          <text:p text:style-name="P1">Ввод</text:p>
          <text:p text:style-name="P1">c,</text:p>
          <text:p text:style-name="P1">v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2" draw:id="id12" draw:layer="layout" svg:width="4.762cm" svg:height="2.54cm" svg:x="30.21cm" svg:y="6.397cm">
          <text:p text:style-name="P1">Вывод</text:p>
          <text:p text:style-name="P1">R,D,L,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4.128cm" svg:height="4.128cm" svg:x="8.302cm" svg:y="8.619cm">
          <text:p text:style-name="P1">c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4.128cm" svg:height="4.128cm" svg:x="13.382cm" svg:y="8.619cm">
          <text:p text:style-name="P1">c==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5" draw:id="id5" draw:layer="layout" svg:width="4.128cm" svg:height="4.128cm" svg:x="18.462cm" svg:y="8.619cm">
          <text:p text:style-name="P1">c==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4.128cm" svg:height="4.128cm" svg:x="23.859cm" svg:y="8.619cm">
          <text:p text:style-name="P1">c==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4.762cm" svg:height="3.493cm" svg:x="7.985cm" svg:y="14.017cm">
          <text:p text:style-name="P1">R = v</text:p>
          <text:p text:style-name="P1">D = 2*R</text:p>
          <text:p text:style-name="P1">L = D*pi</text:p>
          <text:p text:style-name="P1">S = pi*R*R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4.762cm" svg:height="3.493cm" svg:x="13.382cm" svg:y="14.017cm">
          <text:p text:style-name="P1">D = v</text:p>
          <text:p text:style-name="P1">R = 0.5*D</text:p>
          <text:p text:style-name="P1">L = D*pi</text:p>
          <text:p text:style-name="P1">S = pi*R*R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4.762cm" svg:height="3.493cm" svg:x="18.462cm" svg:y="14.017cm">
          <text:p text:style-name="P1">L = v</text:p>
          <text:p text:style-name="P1">R = L / (2*pi)</text:p>
          <text:p text:style-name="P1">D = 2*R</text:p>
          <text:p text:style-name="P1">S = pi*R*R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4.762cm" svg:height="3.493cm" svg:x="23.542cm" svg:y="14.017cm">
          <text:p text:style-name="P1">S = value</text:p>
          <text:p text:style-name="P1">R = sqrt(S/pi)</text:p>
          <text:p text:style-name="P1">D = 2*R</text:p>
          <text:p text:style-name="P1">L = D*pi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762cm" svg:height="2.54cm" svg:x="23.543cm" svg:y="3.857cm">
          <text:p text:style-name="P1">Вывод</text:p>
          <text:p text:style-name="P1">“No <text:s/>choic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svg:x1="4.334cm" svg:y1="5.127cm" svg:x2="4.016cm" svg:y2="7.032cm" draw:start-shape="id1" draw:start-glue-point="8" draw:end-shape="id2" draw:end-glue-point="5" svg:d="M4334 5127v953h-318v952" svg:viewBox="0 0 319 1906">
          <text:p/>
        </draw:connector>
        <draw:connector draw:style-name="gr6" draw:text-style-name="P2" draw:layer="layout" svg:x1="3.421cm" svg:y1="9.572cm" svg:x2="8.302cm" svg:y2="10.683cm" draw:start-shape="id2" draw:start-glue-point="7" draw:end-shape="id3" draw:end-glue-point="5" svg:d="M3421 9572v1111h4881" svg:viewBox="0 0 4882 1112">
          <text:p/>
        </draw:connector>
        <draw:connector draw:style-name="gr7" draw:text-style-name="P2" draw:layer="layout" svg:x1="12.43cm" svg:y1="10.683cm" svg:x2="13.382cm" svg:y2="10.683cm" draw:start-shape="id3" draw:start-glue-point="7" draw:end-shape="id4" draw:end-glue-point="5" svg:d="M12430 10683h952" svg:viewBox="0 0 953 1">
          <text:p/>
        </draw:connector>
        <draw:connector draw:style-name="gr8" draw:text-style-name="P2" draw:layer="layout" svg:x1="17.51cm" svg:y1="10.683cm" svg:x2="18.462cm" svg:y2="10.683cm" draw:start-shape="id4" draw:start-glue-point="7" draw:end-shape="id5" draw:end-glue-point="5" svg:d="M17510 10683h952" svg:viewBox="0 0 953 1">
          <text:p/>
        </draw:connector>
        <draw:connector draw:style-name="gr9" draw:text-style-name="P2" draw:layer="layout" svg:x1="22.59cm" svg:y1="10.683cm" svg:x2="23.859cm" svg:y2="10.683cm" draw:start-shape="id5" draw:start-glue-point="7" draw:end-shape="id6" draw:end-glue-point="5" svg:d="M22590 10683h1269" svg:viewBox="0 0 1270 1">
          <text:p/>
        </draw:connector>
        <draw:connector draw:style-name="gr10" draw:text-style-name="P2" draw:layer="layout" svg:x1="25.923cm" svg:y1="8.619cm" svg:x2="25.924cm" svg:y2="6.397cm" draw:start-shape="id6" draw:start-glue-point="4" draw:end-shape="id7" draw:end-glue-point="8" svg:d="M25923 8619v-1110h1v-1112" svg:viewBox="0 0 2 2223">
          <text:p/>
        </draw:connector>
        <draw:connector draw:style-name="gr11" draw:text-style-name="P2" draw:layer="layout" svg:x1="25.923cm" svg:y1="12.747cm" svg:x2="25.923cm" svg:y2="14.017cm" draw:start-shape="id6" draw:start-glue-point="6" draw:end-shape="id8" draw:end-glue-point="0" svg:d="M25923 12747v1270" svg:viewBox="0 0 1 1271">
          <text:p/>
        </draw:connector>
        <draw:connector draw:style-name="gr12" draw:text-style-name="P2" draw:layer="layout" svg:x1="20.526cm" svg:y1="12.747cm" svg:x2="20.843cm" svg:y2="14.017cm" draw:start-shape="id5" draw:start-glue-point="6" draw:end-shape="id9" draw:end-glue-point="0" svg:d="M20526 12747v635h317v635" svg:viewBox="0 0 318 1271">
          <text:p/>
        </draw:connector>
        <draw:connector draw:style-name="gr13" draw:text-style-name="P2" draw:layer="layout" svg:x1="15.446cm" svg:y1="12.747cm" svg:x2="15.763cm" svg:y2="14.017cm" draw:start-shape="id4" draw:start-glue-point="6" draw:end-shape="id10" draw:end-glue-point="0" svg:d="M15446 12747v635h317v635" svg:viewBox="0 0 318 1271">
          <text:p/>
        </draw:connector>
        <draw:connector draw:style-name="gr14" draw:text-style-name="P2" draw:layer="layout" svg:x1="10.366cm" svg:y1="12.747cm" svg:x2="10.366cm" svg:y2="14.017cm" draw:start-shape="id3" draw:start-glue-point="6" draw:end-shape="id11" draw:end-glue-point="0" svg:d="M10366 12747v1270" svg:viewBox="0 0 1 1271">
          <text:p/>
        </draw:connector>
        <draw:connector draw:style-name="gr15" draw:text-style-name="P2" draw:layer="layout" draw:line-skew="1.722cm" svg:x1="10.366cm" svg:y1="17.51cm" svg:x2="32.591cm" svg:y2="8.937cm" draw:start-shape="id11" draw:start-glue-point="2" draw:end-shape="id12" draw:end-glue-point="8" svg:d="M10366 17510v2222h22225v-10795" svg:viewBox="0 0 22226 10796">
          <text:p/>
        </draw:connector>
        <draw:connector draw:style-name="gr16" draw:text-style-name="P2" draw:layer="layout" svg:x1="15.763cm" svg:y1="17.51cm" svg:x2="16.061cm" svg:y2="19.714cm" draw:start-shape="id10" draw:start-glue-point="2" svg:d="M15763 17510v1352h298v852" svg:viewBox="0 0 299 2205">
          <text:p/>
        </draw:connector>
        <draw:connector draw:style-name="gr17" draw:text-style-name="P2" draw:layer="layout" svg:x1="20.843cm" svg:y1="17.51cm" svg:x2="21.092cm" svg:y2="19.788cm" draw:start-shape="id9" draw:start-glue-point="2" svg:d="M20843 17510v1389h249v889" svg:viewBox="0 0 250 2279">
          <text:p/>
        </draw:connector>
        <draw:connector draw:style-name="gr18" draw:text-style-name="P2" draw:layer="layout" svg:x1="25.923cm" svg:y1="17.51cm" svg:x2="25.937cm" svg:y2="19.751cm" draw:start-shape="id8" draw:start-glue-point="2" svg:d="M25923 17510v1371h14v870" svg:viewBox="0 0 15 2242">
          <text:p/>
        </draw:connector>
        <draw:connector draw:style-name="gr19" draw:text-style-name="P2" xml:id="id14" draw:id="id14" draw:layer="layout" svg:x1="25.924cm" svg:y1="3.857cm" svg:x2="30.845cm" svg:y2="3.698cm" draw:start-shape="id7" draw:start-glue-point="5" draw:end-shape="id13" draw:end-glue-point="6" svg:d="M25924 3857v-501h3651v342h1270" svg:viewBox="0 0 4922 502">
          <text:p/>
        </draw:connector>
        <draw:connector draw:style-name="gr20" draw:text-style-name="P2" draw:layer="layout" draw:line-skew="4.469cm 1.637cm" svg:x1="30.805cm" svg:y1="7.667cm" svg:x2="29.575cm" svg:y2="3.356cm" draw:start-shape="id12" draw:start-glue-point="9" draw:end-shape="id14" draw:end-glue-point="0" svg:d="M30805 7667h-913v-3175h-317v-1136" svg:viewBox="0 0 1231 4312">
          <text:p/>
        </draw:connector>
        <draw:frame draw:style-name="gr21" draw:text-style-name="P3" draw:layer="layout" svg:width="0.853cm" svg:height="0.962cm" svg:x="12.43cm" svg:y="9.89cm">
          <draw:text-box>
            <text:p>0</text:p>
          </draw:text-box>
        </draw:frame>
        <draw:frame draw:style-name="gr21" draw:text-style-name="P3" draw:layer="layout" svg:width="0.853cm" svg:height="0.962cm" svg:x="17.192cm" svg:y="9.572cm">
          <draw:text-box>
            <text:p>0</text:p>
          </draw:text-box>
        </draw:frame>
        <draw:frame draw:style-name="gr21" draw:text-style-name="P3" draw:layer="layout" svg:width="0.853cm" svg:height="0.962cm" svg:x="22.272cm" svg:y="9.89cm">
          <draw:text-box>
            <text:p>0</text:p>
          </draw:text-box>
        </draw:frame>
        <draw:frame draw:style-name="gr21" draw:text-style-name="P3" draw:layer="layout" svg:width="0.853cm" svg:height="0.962cm" svg:x="26.082cm" svg:y="7.985cm">
          <draw:text-box>
            <text:p>0</text:p>
          </draw:text-box>
        </draw:frame>
        <draw:frame draw:style-name="gr21" draw:text-style-name="P3" draw:layer="layout" svg:width="0.853cm" svg:height="0.962cm" svg:x="10.842cm" svg:y="12.746cm">
          <draw:text-box>
            <text:p>1</text:p>
          </draw:text-box>
        </draw:frame>
        <draw:frame draw:style-name="gr21" draw:text-style-name="P3" draw:layer="layout" svg:width="0.853cm" svg:height="0.962cm" svg:x="15.922cm" svg:y="12.747cm">
          <draw:text-box>
            <text:p>1</text:p>
          </draw:text-box>
        </draw:frame>
        <draw:frame draw:style-name="gr21" draw:text-style-name="P3" draw:layer="layout" svg:width="0.853cm" svg:height="0.962cm" svg:x="21.32cm" svg:y="12.43cm">
          <draw:text-box>
            <text:p>1</text:p>
          </draw:text-box>
        </draw:frame>
        <draw:frame draw:style-name="gr21" draw:text-style-name="P3" draw:layer="layout" svg:width="0.853cm" svg:height="0.962cm" svg:x="26.4cm" svg:y="12.43cm">
          <draw:text-box>
            <text:p>1</text:p>
          </draw:text-box>
        </draw:frame>
      </draw:page>
      <draw:page draw:name="page2" draw:style-name="dp1" draw:master-page-name="Default">
        <draw:custom-shape draw:style-name="gr1" draw:text-style-name="P1" xml:id="id15" draw:id="id15" draw:layer="layout" svg:width="4.127cm" svg:height="2.857cm" svg:x="3.859cm" svg:y="2.587cm">
          <text:p text:style-name="P1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4.127cm" svg:height="2.857cm" svg:x="39.418cm" svg:y="20.368cm">
          <text:p text:style-name="P1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4.762cm" svg:height="2.54cm" svg:x="3.224cm" svg:y="7.349cm">
          <text:p text:style-name="P1">Ввод:</text:p>
          <text:p text:style-name="P1">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1" xml:id="id24" draw:id="id24" draw:layer="layout" svg:width="6.985cm" svg:height="2.54cm" svg:x="2.588cm" svg:y="14.97cm">
          <text:p text:style-name="P1">Вывод</text:p>
          <text:p text:style-name="P4"><text:span text:style-name="T1">“</text:span>Понедлілок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7" draw:id="id17" draw:layer="layout" svg:width="4.128cm" svg:height="4.128cm" svg:x="7.667cm" svg:y="8.938cm">
          <text:p text:style-name="P1">с=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8" draw:id="id18" draw:layer="layout" svg:width="4.128cm" svg:height="4.128cm" svg:x="12.747cm" svg:y="8.937cm">
          <text:p text:style-name="P1">c==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9" draw:id="id19" draw:layer="layout" svg:width="4.128cm" svg:height="4.128cm" svg:x="17.51cm" svg:y="8.935cm">
          <text:p text:style-name="P1">c==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0" draw:id="id20" draw:layer="layout" svg:width="4.128cm" svg:height="4.128cm" svg:x="22.589cm" svg:y="8.936cm">
          <text:p text:style-name="P1">c==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5.923cm" svg:y1="5.444cm" svg:x2="5.605cm" svg:y2="7.349cm" draw:start-shape="id15" draw:start-glue-point="8" draw:end-shape="id16" draw:end-glue-point="5" svg:d="M5923 5444v953h-318v952" svg:viewBox="0 0 319 1906">
          <text:p/>
        </draw:connector>
        <draw:connector draw:style-name="gr6" draw:text-style-name="P2" draw:layer="layout" svg:x1="5.01cm" svg:y1="9.889cm" svg:x2="7.667cm" svg:y2="11.002cm" draw:start-shape="id16" draw:start-glue-point="7" draw:end-shape="id17" draw:end-glue-point="5" svg:d="M5010 9889v1113h2657" svg:viewBox="0 0 2658 1114">
          <text:p/>
        </draw:connector>
        <draw:connector draw:style-name="gr8" draw:text-style-name="P2" draw:layer="layout" svg:x1="16.875cm" svg:y1="11.001cm" svg:x2="17.51cm" svg:y2="10.999cm" draw:start-shape="id18" draw:start-glue-point="7" draw:end-shape="id19" draw:end-glue-point="5" svg:d="M16875 11001h318v-2h317" svg:viewBox="0 0 636 3">
          <text:p/>
        </draw:connector>
        <draw:connector draw:style-name="gr9" draw:text-style-name="P2" draw:layer="layout" svg:x1="21.638cm" svg:y1="10.999cm" svg:x2="22.589cm" svg:y2="11cm" draw:start-shape="id19" draw:start-glue-point="7" draw:end-shape="id20" draw:end-glue-point="5" svg:d="M21638 10999h476v1h475" svg:viewBox="0 0 952 2">
          <text:p/>
        </draw:connector>
        <draw:connector draw:style-name="gr11" draw:text-style-name="P2" draw:layer="layout" svg:x1="24.653cm" svg:y1="13.064cm" svg:x2="23.583cm" svg:y2="14.97cm" draw:start-shape="id20" draw:start-glue-point="6" draw:end-shape="id21" draw:end-glue-point="4" svg:d="M24653 13064v954h-1070v952" svg:viewBox="0 0 1071 1907">
          <text:p/>
        </draw:connector>
        <draw:connector draw:style-name="gr12" draw:text-style-name="P2" draw:layer="layout" svg:x1="19.574cm" svg:y1="13.063cm" svg:x2="18.026cm" svg:y2="14.97cm" draw:start-shape="id19" draw:start-glue-point="6" draw:end-shape="id22" draw:end-glue-point="4" svg:d="M19574 13063v954h-1548v953" svg:viewBox="0 0 1549 1908">
          <text:p/>
        </draw:connector>
        <draw:connector draw:style-name="gr13" draw:text-style-name="P2" draw:layer="layout" svg:x1="14.811cm" svg:y1="13.065cm" svg:x2="12.788cm" svg:y2="14.97cm" draw:start-shape="id18" draw:start-glue-point="6" draw:end-shape="id23" draw:end-glue-point="4" svg:d="M14811 13065v953h-2023v952" svg:viewBox="0 0 2024 1906">
          <text:p/>
        </draw:connector>
        <draw:connector draw:style-name="gr14" draw:text-style-name="P2" draw:layer="layout" svg:x1="9.731cm" svg:y1="13.066cm" svg:x2="6.954cm" svg:y2="14.97cm" draw:start-shape="id17" draw:start-glue-point="6" draw:end-shape="id24" draw:end-glue-point="4" svg:d="M9731 13066v953h-2777v951" svg:viewBox="0 0 2778 1905">
          <text:p/>
        </draw:connector>
        <draw:frame draw:style-name="gr21" draw:text-style-name="P3" draw:layer="layout" svg:width="0.853cm" svg:height="0.962cm" svg:x="11.577cm" svg:y="9.88cm">
          <draw:text-box>
            <text:p>0</text:p>
          </draw:text-box>
        </draw:frame>
        <draw:frame draw:style-name="gr21" draw:text-style-name="P3" draw:layer="layout" svg:width="0.853cm" svg:height="0.962cm" svg:x="16.24cm" svg:y="9.888cm">
          <draw:text-box>
            <text:p>0</text:p>
          </draw:text-box>
        </draw:frame>
        <draw:frame draw:style-name="gr21" draw:text-style-name="P3" draw:layer="layout" svg:width="0.853cm" svg:height="0.962cm" svg:x="21.32cm" svg:y="10.206cm">
          <draw:text-box>
            <text:p>0</text:p>
          </draw:text-box>
        </draw:frame>
        <draw:frame draw:style-name="gr21" draw:text-style-name="P3" draw:layer="layout" svg:width="0.853cm" svg:height="0.962cm" svg:x="26.181cm" svg:y="9.562cm">
          <draw:text-box>
            <text:p>0</text:p>
          </draw:text-box>
        </draw:frame>
        <draw:frame draw:style-name="gr21" draw:text-style-name="P3" draw:layer="layout" svg:width="0.853cm" svg:height="0.962cm" svg:x="13.383cm" svg:y="12.748cm">
          <draw:text-box>
            <text:p>1</text:p>
          </draw:text-box>
        </draw:frame>
        <draw:frame draw:style-name="gr21" draw:text-style-name="P3" draw:layer="layout" svg:width="0.853cm" svg:height="0.962cm" svg:x="19.832cm" svg:y="12.748cm">
          <draw:text-box>
            <text:p>1</text:p>
          </draw:text-box>
        </draw:frame>
        <draw:frame draw:style-name="gr21" draw:text-style-name="P3" draw:layer="layout" svg:width="0.853cm" svg:height="0.962cm" svg:x="23.325cm" svg:y="12.738cm">
          <draw:text-box>
            <text:p>1</text:p>
          </draw:text-box>
        </draw:frame>
        <draw:frame draw:style-name="gr21" draw:text-style-name="P3" draw:layer="layout" svg:width="0.853cm" svg:height="0.962cm" svg:x="27.989cm" svg:y="12.747cm">
          <draw:text-box>
            <text:p>1</text:p>
          </draw:text-box>
        </draw:frame>
        <draw:custom-shape draw:style-name="gr3" draw:text-style-name="P1" xml:id="id25" draw:id="id25" draw:layer="layout" svg:width="4.128cm" svg:height="4.128cm" svg:x="27.352cm" svg:y="8.937cm">
          <text:p text:style-name="P1">c==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6" draw:id="id26" draw:layer="layout" svg:width="4.128cm" svg:height="4.128cm" svg:x="32.114cm" svg:y="8.937cm">
          <text:p text:style-name="P1">c==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7" draw:id="id27" draw:layer="layout" svg:width="4.128cm" svg:height="4.128cm" svg:x="37.194cm" svg:y="8.937cm">
          <text:p text:style-name="P1">c==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1.48cm" svg:y1="11.001cm" svg:x2="32.114cm" svg:y2="11.001cm" draw:start-shape="id25" draw:start-glue-point="7" draw:end-shape="id26" draw:end-glue-point="5" svg:d="M31480 11001h634" svg:viewBox="0 0 635 1">
          <text:p/>
        </draw:connector>
        <draw:connector draw:style-name="gr8" draw:text-style-name="P2" draw:layer="layout" svg:x1="36.242cm" svg:y1="11.001cm" svg:x2="37.194cm" svg:y2="11.001cm" draw:start-shape="id26" draw:start-glue-point="7" draw:end-shape="id27" draw:end-glue-point="5" svg:d="M36242 11001h952" svg:viewBox="0 0 953 1">
          <text:p/>
        </draw:connector>
        <draw:connector draw:style-name="gr12" draw:text-style-name="P2" draw:layer="layout" svg:x1="39.258cm" svg:y1="13.065cm" svg:x2="38.465cm" svg:y2="14.97cm" draw:start-shape="id27" draw:start-glue-point="6" draw:end-shape="id28" draw:end-glue-point="5" svg:d="M39258 13065v953h-793v952" svg:viewBox="0 0 794 1906">
          <text:p/>
        </draw:connector>
        <draw:connector draw:style-name="gr13" draw:text-style-name="P2" draw:layer="layout" svg:x1="34.178cm" svg:y1="13.065cm" svg:x2="33.862cm" svg:y2="14.97cm" draw:start-shape="id26" draw:start-glue-point="6" draw:end-shape="id29" draw:end-glue-point="5" svg:d="M34178 13065v953h-316v952" svg:viewBox="0 0 317 1906">
          <text:p/>
        </draw:connector>
        <draw:connector draw:style-name="gr14" draw:text-style-name="P2" draw:layer="layout" svg:x1="29.416cm" svg:y1="13.065cm" svg:x2="29.298cm" svg:y2="14.97cm" draw:start-shape="id25" draw:start-glue-point="6" draw:end-shape="id30" draw:end-glue-point="4" svg:d="M29416 13065v953h-118v952" svg:viewBox="0 0 119 1906">
          <text:p/>
        </draw:connector>
        <draw:frame draw:style-name="gr21" draw:text-style-name="P3" draw:layer="layout" svg:width="0.853cm" svg:height="0.962cm" svg:x="31.162cm" svg:y="10.208cm">
          <draw:text-box>
            <text:p>0</text:p>
          </draw:text-box>
        </draw:frame>
        <draw:frame draw:style-name="gr21" draw:text-style-name="P3" draw:layer="layout" svg:width="0.853cm" svg:height="0.962cm" svg:x="35.924cm" svg:y="9.89cm">
          <draw:text-box>
            <text:p>0</text:p>
          </draw:text-box>
        </draw:frame>
        <draw:frame draw:style-name="gr23" draw:text-style-name="P3" draw:layer="layout" svg:width="0.853cm" svg:height="0.962cm" svg:x="32.85cm" svg:y="12.738cm">
          <draw:text-box>
            <text:p>1</text:p>
          </draw:text-box>
        </draw:frame>
        <draw:frame draw:style-name="gr23" draw:text-style-name="P3" draw:layer="layout" svg:width="0.853cm" svg:height="0.962cm" svg:x="37.83cm" svg:y="12.748cm">
          <draw:text-box>
            <text:p>1</text:p>
          </draw:text-box>
        </draw:frame>
        <draw:custom-shape draw:style-name="gr24" draw:text-style-name="P1" xml:id="id23" draw:id="id23" draw:layer="layout" svg:width="6.668cm" svg:height="2.54cm" svg:x="8.62cm" svg:y="14.97cm">
          <text:p text:style-name="P1">Вывод</text:p>
          <text:p text:style-name="P1">“Вівторок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1" xml:id="id22" draw:id="id22" draw:layer="layout" svg:width="5.397cm" svg:height="2.54cm" svg:x="14.653cm" svg:y="14.97cm">
          <text:p text:style-name="P1">Вывод</text:p>
          <text:p text:style-name="P1">“Середа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" xml:id="id21" draw:id="id21" draw:layer="layout" svg:width="6.668cm" svg:height="2.54cm" svg:x="19.415cm" svg:y="14.97cm">
          <text:p text:style-name="P1">Вывод</text:p>
          <text:p text:style-name="P1">“Четверг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" xml:id="id30" draw:id="id30" draw:layer="layout" svg:width="6.668cm" svg:height="2.54cm" svg:x="25.13cm" svg:y="14.97cm">
          <text:p text:style-name="P1">Вывод</text:p>
          <text:p text:style-name="P1">“П’ятниця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xml:id="id29" draw:id="id29" draw:layer="layout" svg:width="5.398cm" svg:height="2.54cm" svg:x="31.163cm" svg:y="14.97cm">
          <text:p text:style-name="P1">Вывод</text:p>
          <text:p text:style-name="P1">“Субота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xml:id="id28" draw:id="id28" draw:layer="layout" svg:width="5.08cm" svg:height="2.54cm" svg:x="35.925cm" svg:y="14.97cm">
          <text:p text:style-name="P1">Вывод</text:p>
          <text:p text:style-name="P1">“Неділя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1" draw:text-style-name="P3" draw:layer="layout" svg:width="0.853cm" svg:height="0.962cm" svg:x="10.208cm" svg:y="12.748cm">
          <draw:text-box>
            <text:p>1</text:p>
          </draw:text-box>
        </draw:frame>
        <draw:custom-shape draw:style-name="gr28" draw:text-style-name="P1" xml:id="id31" draw:id="id31" draw:layer="layout" svg:width="7.62cm" svg:height="2.858cm" svg:x="33.703cm" svg:y="3.54cm">
          <text:p text:style-name="P1">Вывод:</text:p>
          <text:p text:style-name="P1">“Недопустиме значення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9" draw:text-style-name="P2" draw:layer="layout" svg:x1="39.258cm" svg:y1="8.937cm" svg:x2="37.513cm" svg:y2="6.398cm" draw:start-shape="id27" draw:start-glue-point="4" draw:end-shape="id31" draw:end-glue-point="8" svg:d="M39258 8937v-1269h-1745v-1270" svg:viewBox="0 0 1746 2540">
          <text:p/>
        </draw:connector>
        <draw:connector draw:style-name="gr30" draw:text-style-name="P2" draw:layer="layout" svg:x1="6.081cm" svg:y1="17.51cm" svg:x2="39.418cm" svg:y2="21.796cm" draw:start-shape="id24" draw:start-glue-point="8" draw:end-shape="id32" draw:end-glue-point="6" svg:d="M6081 17510v4286h33337" svg:viewBox="0 0 33338 4287">
          <text:p/>
        </draw:connector>
        <draw:connector draw:style-name="gr31" draw:text-style-name="P2" draw:layer="layout" svg:x1="11.954cm" svg:y1="17.51cm" svg:x2="11.873cm" svg:y2="21.708cm" draw:start-shape="id23" draw:start-glue-point="8" svg:d="M11954 17510v2350h-81v1848" svg:viewBox="0 0 82 4199">
          <text:p/>
        </draw:connector>
        <draw:connector draw:style-name="gr32" draw:text-style-name="P2" draw:layer="layout" svg:x1="17.352cm" svg:y1="17.51cm" svg:x2="17.351cm" svg:y2="21.82cm" draw:start-shape="id22" draw:start-glue-point="8" svg:d="M17352 17510v2406h-1v1904" svg:viewBox="0 0 2 4311">
          <text:p/>
        </draw:connector>
        <draw:connector draw:style-name="gr33" draw:text-style-name="P2" draw:layer="layout" svg:x1="22.749cm" svg:y1="17.51cm" svg:x2="22.606cm" svg:y2="21.746cm" draw:start-shape="id21" draw:start-glue-point="8" svg:d="M22749 17510v2369h-143v1867" svg:viewBox="0 0 144 4237">
          <text:p/>
        </draw:connector>
        <draw:connector draw:style-name="gr34" draw:text-style-name="P2" draw:layer="layout" svg:x1="28.464cm" svg:y1="17.51cm" svg:x2="28.568cm" svg:y2="21.708cm" draw:start-shape="id30" draw:start-glue-point="8" svg:d="M28464 17510v2350h104v1848" svg:viewBox="0 0 105 4199">
          <text:p/>
        </draw:connector>
        <draw:connector draw:style-name="gr35" draw:text-style-name="P2" draw:layer="layout" svg:x1="33.862cm" svg:y1="17.51cm" svg:x2="33.599cm" svg:y2="21.783cm" draw:start-shape="id29" draw:start-glue-point="8" svg:d="M33862 17510v2388h-263v1885" svg:viewBox="0 0 264 4274">
          <text:p/>
        </draw:connector>
        <draw:connector draw:style-name="gr36" draw:text-style-name="P2" draw:layer="layout" svg:x1="38.465cm" svg:y1="17.51cm" svg:x2="35.537cm" svg:y2="21.82cm" draw:start-shape="id28" draw:start-glue-point="8" svg:d="M38465 17510v2406h-2928v1904" svg:viewBox="0 0 2929 4311">
          <text:p/>
        </draw:connector>
        <draw:connector draw:style-name="gr37" draw:text-style-name="P2" draw:layer="layout" svg:x1="40.371cm" svg:y1="4.969cm" svg:x2="38.518cm" svg:y2="19.063cm" draw:start-shape="id31" draw:start-glue-point="6" svg:d="M40371 4969h1454v14094h-3307" svg:viewBox="0 0 3308 14095">
          <text:p/>
        </draw:connector>
        <draw:connector draw:style-name="gr38" draw:text-style-name="P2" draw:layer="layout" svg:x1="11.795cm" svg:y1="11.002cm" svg:x2="12.747cm" svg:y2="11.001cm" draw:start-shape="id17" draw:start-glue-point="7" draw:end-shape="id18" draw:end-glue-point="5" svg:d="M11795 11002h477v-1h475" svg:viewBox="0 0 953 2">
          <text:p/>
        </draw:connector>
        <draw:connector draw:style-name="gr39" draw:text-style-name="P2" draw:layer="layout" svg:x1="26.717cm" svg:y1="11cm" svg:x2="27.352cm" svg:y2="11.001cm" draw:start-shape="id20" draw:start-glue-point="7" draw:end-shape="id25" draw:end-glue-point="5" svg:d="M26717 11000h318v1h317" svg:viewBox="0 0 636 2">
          <text:p/>
        </draw:connector>
        <draw:frame draw:style-name="gr21" draw:text-style-name="P3" draw:layer="layout" svg:width="0.853cm" svg:height="0.962cm" svg:x="39.517cm" svg:y="7.985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2T20:19:16.496492561</meta:creation-date>
    <dc:date>2021-11-09T11:40:32.988741811</dc:date>
    <meta:editing-duration>PT36M20S</meta:editing-duration>
    <meta:editing-cycles>3</meta:editing-cycles>
    <meta:generator>LibreOffice/7.2.2.2$Linux_X86_64 LibreOffice_project/20$Build-2</meta:generator>
    <meta:document-statistic meta:object-count="93"/>
  </office:meta>
</office:document-meta>
</file>